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6400000096007A66906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52401" draw:gradient-step-count="0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46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9.751cm" loext:decorative="false"/>
      <style:paragraph-properties style:writing-mode="lr-tb"/>
    </style:style>
    <style:style style:name="pr1" style:family="presentation" style:parent-style-name="Default-title">
      <style:graphic-properties draw:textarea-vertical-align="middle" fo:min-height="3.468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fo:color="#3f6015" loext:opacity="100%"/>
    </style:style>
    <style:style style:name="P2" style:family="paragraph">
      <style:paragraph-properties fo:text-align="center"/>
      <style:text-properties fo:color="#3f6015" loext:opacity="100%" fo:font-size="88pt" style:font-size-asian="88pt" style:font-size-complex="88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color="#f4edbc" loext:opacity="100%" fo:font-size="18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color="#f4edbc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68cm" svg:x="1.471cm" svg:y="5.931cm" presentation:class="title" presentation:user-transformed="true">
          <draw:text-box>
            <text:p xml:id="id1" text:id="id1" text:style-name="P1"><text:span text:style-name="T1">27 – 04 – 202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smil:accelerate="0.5" smil:decelerate="0.5" presentation:node-type="on-click" presentation:preset-class="entrance" presentation:preset-id="ooo-entrance-appear" smil:targetElement="id1" anim:sub-item="text" anim:iterate-type="by-letter" anim:iterate-interval="PT00H00M00.075S">
                  <anim:set smil:begin="0s" smil:dur="0.000002s" smil:fill="hold" anim:sub-item="text" smil:attributeName="visibility" smil:to="visible"/>
                </anim:iterate>
                <anim:par smil:begin="0s" smil:fill="hold" smil:accelerate="0.5" smil:decelerate="0.5" presentation:preset-property="CharColor;ColorStyle;Accelerate;Decelerate;AutoReverse" presentation:text-only="true" presentation:node-type="with-previous" presentation:preset-class="emphasis" presentation:preset-id="ooo-emphasis-font-color" presentation:preset-sub-type="2">
                  <anim:animateColor smil:dur="1.5s" smil:fill="hold" smil:targetElement="id1" anim:sub-item="text" smil:attributeName="color" smil:to="#c1d826" anim:color-interpolation="rgb" anim:color-interpolation-direction="clockwise"/>
                </anim:par>
                <anim:par smil:begin="1s" smil:fill="hold" presentation:preset-property="CharColor;ColorStyle;Accelerate;Decelerate;AutoReverse" presentation:text-only="true" presentation:node-type="with-previous" presentation:preset-class="emphasis" presentation:preset-id="ooo-emphasis-font-color" presentation:preset-sub-type="2">
                  <anim:animateColor smil:dur="1.5s" smil:fill="hold" smil:targetElement="id1" anim:sub-item="text" smil:attributeName="color" smil:to="#f4edbc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5" draw:layer="layout" svg:width="10.499cm" svg:height="12.699cm" svg:x="1.6cm" svg:y="1.526cm">
          <draw:image xlink:href="Pictures/10000000000006400000096007A66906.jpg" xlink:type="simple" xlink:show="embed" xlink:actuate="onLoad" draw:mime-type="image/jpeg">
            <text:p/>
          </draw:image>
        </draw:frame>
        <draw:frame draw:style-name="gr3" draw:text-style-name="P7" draw:layer="layout" svg:width="10.251cm" svg:height="5.228cm" svg:x="13.97cm" svg:y="4.445cm">
          <draw:text-box>
            <text:p text:style-name="P6"><text:span text:style-name="T2">/* Color Theme Swatches in Hex */</text:span></text:p>
            <text:p text:style-name="P6"><text:span text:style-name="T2">1-hex: #F4EDBC;</text:span></text:p>
            <text:p text:style-name="P6"><text:span text:style-name="T2">2-hex: #C1D826;</text:span></text:p>
            <text:p text:style-name="P6"><text:span text:style-name="T2">3-hex: #3F6015;</text:span></text:p>
            <text:p text:style-name="P6"><text:span text:style-name="T2">4-hex: #031204;</text:span></text:p>
            <text:p text:style-name="P6"><text:span text:style-name="T2">5-hex: #000104;</text:span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18pt" fo:language="es" fo:country="ES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104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104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23:11:07.053010165</meta:creation-date>
    <meta:editing-cycles>3</meta:editing-cycles>
    <meta:editing-duration>PT1H39M45S</meta:editing-duration>
    <dc:date>2024-01-21T17:22:56.948627288</dc:date>
    <meta:generator>LibreOffice/7.6.4.1$MacOSX_X86_64 LibreOffice_project/e19e193f88cd6c0525a17fb7a176ed8e6a3e2aa1</meta:generator>
    <meta:document-statistic meta:object-count="30"/>
  </office:meta>
</office:document-meta>
</file>